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      <text:h text:style-name="Heading_20_2" text:outline-level="2">Language Test</text:h>
      <text:p text:style-name="First_20_paragraph">عهد الملك عبد الله قد جلب للمرأة بعض التحسنات الهامشية لكنه أخفق في تأمين الحقوق الأساسية للمواطنين السعوديين في حرية التعبير، وتكوين الجمعيات، والتجمع.</text:p>
      <text:p text:style-name="Text_20_body">ရန္ကုုန္၊ ဇန္န၀ါရီလ ၂၃။ ။ ေျခာက္ႀကိမ္ေျမာက္ ျပဳလုုပ္မည့္ BarCamp Yangon ကိုု ဇန္န၀ါရီလ (၃၁) ရက္ ေန႔ႏွင့္ ေဖေဖာ္၀ါရီလ (၁) ရက္ေန႔တြင္ က်င္းပသြားမည္ျဖစ္သည္။ ၂၀၁၀ ျပည့္ႏွစ္မွ စတင္ခဲ့ၿပီး ႏွစ္စဥ္ က်င္းပၿမဲျဖစ္သည့္ ရန္ကုန္ျမိဳ႕ လွိဳင္တကၠသိုလ္နယ္ေျမရွိ MICT Park အတြင္းတြင္ ဆက္လက္ က်င္းပ သြားမည္ျဖစ္သည္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